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31.98mm" fo:break-before="auto" style:use-optimal-row-height="true"/>
    </style:style>
    <style:style style:name="ro11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2">{</text:span></text:p>
            <text:p><text:span text:style-name="T3">   "message"</text:span><text:span text:style-name="T4">: String</text:span></text:p>
            <text:p><text:span text:style-name="T2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2">{</text:span></text:p>
            <text:p><text:span text:style-name="T3">   "message"</text:span><text:span text:style-name="T4">: String</text:span></text:p>
            <text:p><text:span text:style-name="T2">}</text:span></text:p>
            <text:p><text:span text:style-name="T2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9">
          <table:table-cell table:style-name="ce17" office:value-type="string" calcext:value-type="string">
            <text:p>Publication d’un nouveau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type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0:55:13.288181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3T23:19:12.488672012</dc:date>
    <meta:editing-duration>PT7H52M42S</meta:editing-duration>
    <meta:editing-cycles>10</meta:editing-cycles>
    <meta:generator>LibreOffice/6.0.7.3$Linux_X86_64 LibreOffice_project/00m0$Build-3</meta:generator>
    <meta:document-statistic meta:table-count="1" meta:cell-count="153" meta:object-count="0"/>
  </office:meta>
</office:document-meta>
</file>